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4*"/>
    </style:style>
    <style:style style:name="Tableau1.D" style:family="table-column">
      <style:table-column-properties style:column-width="4.249cm" style:rel-column-width="16383*"/>
    </style:style>
    <style:style style:name="Tableau1.1" style:family="table-row">
      <style:table-row-properties style:min-row-height="1.1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ecd98" officeooo:paragraph-rsid="000ecd98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ecd98" officeooo:paragraph-rsid="000ecd98" style:font-size-asian="15.75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175a9d" officeooo:paragraph-rsid="00175a9d" style:font-size-asian="9.60000038146973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normal" officeooo:rsid="00175a9d" officeooo:paragraph-rsid="00175a9d" style:font-size-asian="9.60000038146973pt" style:font-weight-asian="normal" style:font-size-complex="11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officeooo:paragraph-rsid="000f2cf8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0ee1" officeooo:paragraph-rsid="001d0ee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d0ee1" officeooo:paragraph-rsid="001d0ee1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f2cf8" officeooo:paragraph-rsid="000ecd98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222a86" officeooo:paragraph-rsid="00222a86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ecd98"/>
    </style:style>
    <style:style style:name="P11" style:family="paragraph" style:parent-style-name="Standard">
      <style:paragraph-properties fo:text-align="start" style:justify-single-word="false"/>
      <style:text-properties officeooo:paragraph-rsid="000f2cf8"/>
    </style:style>
    <style:style style:name="P12" style:family="paragraph" style:parent-style-name="Standard">
      <style:paragraph-properties fo:text-align="center" style:justify-single-word="false"/>
      <style:text-properties officeooo:rsid="0020c60e" officeooo:paragraph-rsid="0020c60e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1b34b1" officeooo:paragraph-rsid="001b34b1" style:font-size-asian="9.60000038146973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175a9d" officeooo:paragraph-rsid="0020c60e" style:font-size-asian="9.60000038146973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20c60e" officeooo:paragraph-rsid="0020c60e" style:font-size-asian="9.60000038146973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normal" officeooo:rsid="001d0ee1" officeooo:paragraph-rsid="0020c60e" style:font-size-asian="9.60000038146973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1pt" fo:font-weight="normal" officeooo:rsid="00175a9d" officeooo:paragraph-rsid="00175a9d" style:font-size-asian="9.60000038146973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paragraph-rsid="001d0ee1"/>
    </style:style>
    <style:style style:name="P19" style:family="paragraph" style:parent-style-name="Table_20_Contents">
      <style:paragraph-properties fo:text-align="center" style:justify-single-word="false"/>
      <style:text-properties officeooo:paragraph-rsid="0020c60e"/>
    </style:style>
    <style:style style:name="T1" style:family="text">
      <style:text-properties officeooo:rsid="000f2cf8"/>
    </style:style>
    <style:style style:name="T2" style:family="text">
      <style:text-properties fo:font-size="11pt" style:text-underline-style="none" fo:font-weight="normal" officeooo:rsid="001093c7" style:font-size-asian="9.60000038146973pt" style:font-weight-asian="normal" style:font-size-complex="11pt" style:font-weight-complex="normal"/>
    </style:style>
    <style:style style:name="T3" style:family="text">
      <style:text-properties fo:font-size="11pt" officeooo:rsid="000f2cf8" style:font-size-asian="9.60000038146973pt" style:font-size-complex="11pt"/>
    </style:style>
    <style:style style:name="T4" style:family="text">
      <style:text-properties fo:font-size="11pt" officeooo:rsid="00175a9d" style:font-size-asian="9.60000038146973pt" style:font-size-complex="11pt"/>
    </style:style>
    <style:style style:name="T5" style:family="text">
      <style:text-properties fo:font-size="11pt" officeooo:rsid="001d0ee1" style:font-size-asian="9.60000038146973pt" style:font-size-complex="11pt"/>
    </style:style>
    <style:style style:name="T6" style:family="text">
      <style:text-properties fo:font-size="11pt" officeooo:rsid="0020c60e" style:font-size-asian="9.60000038146973pt" style:font-size-complex="11pt"/>
    </style:style>
    <style:style style:name="T7" style:family="text">
      <style:text-properties officeooo:rsid="001b34b1"/>
    </style:style>
    <style:style style:name="T8" style:family="text">
      <style:text-properties fo:font-size="14pt" style:text-underline-style="solid" style:text-underline-width="auto" style:text-underline-color="font-color" fo:font-weight="normal" officeooo:rsid="000ecd98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fo:font-weight="normal" officeooo:rsid="000ecd98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20c60e" style:font-size-asian="14pt" style:font-weight-asian="normal" style:font-size-complex="14pt" style:font-weight-complex="normal"/>
    </style:style>
    <style:style style:name="T12" style:family="text">
      <style:text-properties officeooo:rsid="001d0ee1"/>
    </style:style>
    <style:style style:name="T13" style:family="text">
      <style:text-properties officeooo:rsid="0020c60e"/>
    </style:style>
    <style:style style:name="T14" style:family="text">
      <style:text-properties officeooo:rsid="0022316b"/>
    </style:style>
    <style:style style:name="T15" style:family="text">
      <style:text-properties officeooo:rsid="0023aa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DE TEST</text:p>
      <text:p text:style-name="P2"/>
      <text:p text:style-name="P10"><text:span text:style-name="T8">Exercice testé :</text:span><text:span text:style-name="T10"> </text:span><text:span text:style-name="T11">Mention d’examen</text:span></text:p>
      <text:p text:style-name="P10"><text:span text:style-name="T11"/></text:p>
      <text:p text:style-name="P12"><text:span text:style-name="T11"/></text:p>
      <text:p text:style-name="P12"><text:span text:style-name="T11">S</text:span><text:span text:style-name="T9">aisie des notes et affichage de la mention correspondante</text:span></text:p>
      <text:p text:style-name="P8"/>
      <table:table table:name="Tableau1" table:style-name="Tableau1">
        <table:table-column table:style-name="Tableau1.A" table:number-columns-repeated="3"/>
        <table:table-column table:style-name="Tableau1.D"/>
        <table:table-row table:style-name="Tableau1.1">
          <table:table-cell table:style-name="Tableau1.A1" office:value-type="string">
            <text:p text:style-name="P13">CAS TESTES</text:p>
          </table:table-cell>
          <table:table-cell table:style-name="Tableau1.A1" office:value-type="string">
            <text:p text:style-name="P13">E (Variables en entrée)</text:p>
            <text:p text:style-name="P15">n_exam</text:p>
          </table:table-cell>
          <table:table-cell table:style-name="Tableau1.A1" office:value-type="string">
            <text:p text:style-name="P5"><text:span text:style-name="T3">Résultat </text:span><text:span text:style-name="T4">du programme</text:span></text:p>
          </table:table-cell>
          <table:table-cell table:style-name="Tableau1.D1" office:value-type="string">
            <text:p text:style-name="P3">BILAN</text:p>
          </table:table-cell>
        </table:table-row>
        <table:table-row table:style-name="TableLine94390757556432">
          <table:table-cell table:style-name="Tableau1.A2" office:value-type="string">
            <text:p text:style-name="P15">Note inférieure à 0</text:p>
          </table:table-cell>
          <table:table-cell table:style-name="Tableau1.A2" office:value-type="string">
            <text:p text:style-name="P15">n_exam = 0</text:p>
          </table:table-cell>
          <table:table-cell table:style-name="Tableau1.A2" office:value-type="string">
            <text:p text:style-name="P18"><text:span text:style-name="T3">Affiche un message d’erreur et demande en boucle à l’utilisateur de re-rentrer la valeur </text:span><text:span text:style-name="T5">de </text:span><text:span text:style-name="T6">n_exam</text:span><text:span text:style-name="T3"> jusqu’à ce qu’une valeur </text:span><text:span text:style-name="T6">comprise entre 0 et 20</text:span><text:span text:style-name="T3"> soit rentrée</text:span></text:p>
          </table:table-cell>
          <table:table-cell table:style-name="Tableau1.D2" office:value-type="string">
            <text:p text:style-name="P3">OK</text:p>
          </table:table-cell>
        </table:table-row>
        <table:table-row table:style-name="TableLine94390757559632">
          <table:table-cell table:style-name="Tableau1.A2" office:value-type="string">
            <text:p text:style-name="P15"><text:span text:style-name="T12">N</text:span>ote supérieure à 20</text:p>
          </table:table-cell>
          <table:table-cell table:style-name="Tableau1.A2" office:value-type="string">
            <text:p text:style-name="P15">n_exam = 25</text:p>
          </table:table-cell>
          <table:table-cell table:style-name="Tableau1.A2" office:value-type="string">
            <text:p text:style-name="P14"><text:span text:style-name="T1">Affiche un message d’erreur et demande en boucle à l’utilisateur de re-rentrer la valeur </text:span><text:span text:style-name="T12">de </text:span><text:span text:style-name="T13">n_exam</text:span><text:span text:style-name="T1"> jusqu’à ce qu’une valeur </text:span><text:span text:style-name="T13">comprise entre 0 et 20</text:span><text:span text:style-name="T1"> soit rentrée</text:span></text:p>
          </table:table-cell>
          <table:table-cell table:style-name="Tableau1.D2" office:value-type="string">
            <text:p text:style-name="P3">OK</text:p>
          </table:table-cell>
        </table:table-row>
        <table:table-row table:style-name="TableLine94390757557920">
          <table:table-cell table:style-name="Tableau1.A2" office:value-type="string">
            <text:p text:style-name="P15">Échec de l’examen</text:p>
          </table:table-cell>
          <table:table-cell table:style-name="Tableau1.A2" office:value-type="string">
            <text:p text:style-name="P15">n_exam = 0</text:p>
          </table:table-cell>
          <table:table-cell table:style-name="Tableau1.A2" office:value-type="string">
            <text:p text:style-name="P19"><text:span text:style-name="T6">mention affichée = « Échec à l’examen »</text:span></text:p>
          </table:table-cell>
          <table:table-cell table:style-name="Tableau1.D2" office:value-type="string">
            <text:p text:style-name="P3">OK</text:p>
          </table:table-cell>
        </table:table-row>
        <table:table-row table:style-name="TableLine94390757567984">
          <table:table-cell table:style-name="Tableau1.A2" office:value-type="string">
            <text:p text:style-name="P15">Mention PASSABLE</text:p>
          </table:table-cell>
          <table:table-cell table:style-name="Tableau1.A2" office:value-type="string">
            <text:p text:style-name="P15">n_exam = 10</text:p>
          </table:table-cell>
          <table:table-cell table:style-name="Tableau1.A2" office:value-type="string">
            <text:p text:style-name="P19"><text:span text:style-name="T6">mention affichée = «Reçu mention PASSABLE»</text:span></text:p>
          </table:table-cell>
          <table:table-cell table:style-name="Tableau1.D2" office:value-type="string">
            <text:p text:style-name="P3">OK</text:p>
          </table:table-cell>
        </table:table-row>
        <table:table-row table:style-name="TableLine94390757568944">
          <table:table-cell table:style-name="Tableau1.A2" office:value-type="string">
            <text:p text:style-name="P15">Mention AB</text:p>
          </table:table-cell>
          <table:table-cell table:style-name="Tableau1.A2" office:value-type="string">
            <text:p text:style-name="P15">n_exam = <text:span text:style-name="T15">12</text:span></text:p>
          </table:table-cell>
          <table:table-cell table:style-name="Tableau1.A2" office:value-type="string">
            <text:p text:style-name="P19"><text:span text:style-name="T6">mention affichée = «Reçu mention AB»</text:span></text:p>
          </table:table-cell>
          <table:table-cell table:style-name="Tableau1.D2" office:value-type="string">
            <text:p text:style-name="P3">OK</text:p>
          </table:table-cell>
        </table:table-row>
        <table:table-row table:style-name="TableLine94390757569808">
          <table:table-cell table:style-name="Tableau1.A2" office:value-type="string">
            <text:p text:style-name="P15">Mention B</text:p>
          </table:table-cell>
          <table:table-cell table:style-name="Tableau1.A2" office:value-type="string">
            <text:p text:style-name="P15">n_exam = <text:span text:style-name="T15">14</text:span></text:p>
          </table:table-cell>
          <table:table-cell table:style-name="Tableau1.A2" office:value-type="string">
            <text:p text:style-name="P16"><text:span text:style-name="T13">mention affichée = «Reçu mention B»</text:span></text:p>
          </table:table-cell>
          <table:table-cell table:style-name="Tableau1.D2" office:value-type="string">
            <text:p text:style-name="P4">OK</text:p>
          </table:table-cell>
        </table:table-row>
        <table:table-row table:style-name="TableLine94390757570720">
          <table:table-cell table:style-name="Tableau1.A2" office:value-type="string">
            <text:p text:style-name="P15">Mention TB</text:p>
          </table:table-cell>
          <table:table-cell table:style-name="Tableau1.A2" office:value-type="string">
            <text:p text:style-name="P15">n_exam = <text:span text:style-name="T15">16</text:span></text:p>
          </table:table-cell>
          <table:table-cell table:style-name="Tableau1.A2" office:value-type="string">
            <text:p text:style-name="P16"><text:span text:style-name="T13">mention affichée = «Reçu mention TB»</text:span></text:p>
          </table:table-cell>
          <table:table-cell table:style-name="Tableau1.D2" office:value-type="string">
            <text:p text:style-name="P4">OK</text:p>
          </table:table-cell>
        </table:table-row>
        <table:table-row table:style-name="TableLine94390757570720">
          <table:table-cell table:style-name="Tableau1.A2" office:value-type="string">
            <text:p text:style-name="P15"><text:s/><text:span text:style-name="T15">Limite m</text:span>ention TB</text:p>
          </table:table-cell>
          <table:table-cell table:style-name="Tableau1.A2" office:value-type="string">
            <text:p text:style-name="P15">n_exam = <text:span text:style-name="T15">20</text:span></text:p>
          </table:table-cell>
          <table:table-cell table:style-name="Tableau1.A2" office:value-type="string">
            <text:p text:style-name="P16"><text:span text:style-name="T13">mention affichée = «Reçu mention TB»</text:span></text:p>
          </table:table-cell>
          <table:table-cell table:style-name="Tableau1.D2" office:value-type="string">
            <text:p text:style-name="P4">OK</text:p>
          </table:table-cell>
        </table:table-row>
      </table:table>
      <text:p text:style-name="P11"><text:span text:style-name="T2"/></text:p>
      <text:p text:style-name="P6">CONCLUSION</text:p>
      <text:p text:style-name="P7"/>
      <text:p text:style-name="P9">Le programme refuse les valeurs non-comprises entre 0 et 20, il demandera en boucle à l’utilisateur de saisir une valeur correcte (comprise entre 0 et 20). <text:span text:style-name="T14">Le programme n’a rencontré aucun problème pendant l’ensemble des tes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d98" officeooo:paragraph-rsid="000ecd98"/>
    </style:style>
    <style:style style:name="MT1" style:family="text">
      <style:text-properties officeooo:rsid="001b34b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muel PREVOT</text:p>
        <text:p text:style-name="MP1">TP<text:span text:style-name="MT1">2 15/09/2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6:06:06.880787850</meta:creation-date>
    <dc:date>2022-09-15T17:26:55.476226392</dc:date>
    <meta:editing-duration>PT2H51M29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1" meta:paragraph-count="44" meta:word-count="215" meta:character-count="1196" meta:non-whitespace-character-count="1024"/>
  </office:meta>
</office:document-meta>
</file>